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6.6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6.5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1.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8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0.05cm" fo:min-width="0.4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8.4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9.1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6.3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1.65cm" fo:min-width="0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6.3cm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5.25cm" fo:min-width="0cm"/>
    </style:style>
    <style:style style:name="gr13" style:family="graphic" style:parent-style-name="measure">
      <style:graphic-properties draw:textarea-vertical-align="middle"/>
    </style:style>
    <style:style style:name="gr14" style:family="graphic" style:parent-style-name="measure">
      <style:graphic-properties draw:textarea-vertical-align="middle" draw:line-distance="0.4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1.0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measure">
      <style:graphic-properties draw:stroke="solid" draw:textarea-vertical-align="middle"/>
    </style:style>
    <style:style style:name="gr20" style:family="graphic" style:parent-style-name="measure">
      <style:graphic-properties draw:stroke="none" draw:fill="none" fo:min-height="0.476cm"/>
    </style:style>
    <style:style style:name="gr21" style:family="graphic" style:parent-style-name="standard">
      <style:graphic-properties draw:stroke="none" svg:stroke-color="#000000" draw:fill="none" draw:fill-color="#ffffff" fo:min-height="0.95cm"/>
    </style:style>
    <style:style style:name="gr22" style:family="graphic" style:parent-style-name="measure">
      <style:graphic-properties draw:textarea-vertical-align="middle" draw:line-distance="0.5cm"/>
    </style:style>
    <style:style style:name="gr23" style:family="graphic" style:parent-style-name="measure">
      <style:graphic-properties draw:stroke="solid" draw:textarea-vertical-align="middle" draw:line-distance="0.505cm"/>
    </style:style>
    <style:style style:name="gr24" style:family="graphic" style:parent-style-name="standard">
      <style:graphic-properties draw:stroke="none" svg:stroke-color="#000000" draw:fill="none" draw:fill-color="#ffffff" fo:min-height="0.45cm"/>
    </style:style>
    <style:style style:name="gr25" style:family="graphic" style:parent-style-name="standard">
      <style:graphic-properties draw:stroke="none" svg:stroke-color="#000000" draw:fill="none" draw:fill-color="#ffffff" fo:min-height="0.65cm"/>
    </style:style>
    <style:style style:name="gr2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5.65cm" svg:height="2.384cm" svg:x="2.675cm" svg:y="1.6cm">
          <draw:text-box>
            <text:p text:style-name="P1"><text:span text:style-name="T1">TP : Conception of a compact right hand circular polarization antenna using inverted L shaped feedline</text:span></text:p>
          </draw:text-box>
        </draw:frame>
        <draw:custom-shape draw:style-name="gr2" draw:text-style-name="P3" draw:layer="layout" svg:width="7.1cm" svg:height="2cm" svg:x="12.1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2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2cm" svg:x="9.7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cm" svg:height="0.6cm" svg:x="4.7cm" svg:y="1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cm" svg:height="10.3cm" svg:x="10.1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9cm" svg:height="0.4cm" svg:x="1.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cm" svg:height="9.4cm" svg:x="8.7cm" svg:y="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8cm" svg:height="0.5cm" svg:x="1.9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cm" svg:height="1.9cm" svg:x="1.2cm" svg:y="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8cm" svg:height="0.4cm" svg:x="1.5cm" svg:y="8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3cm" svg:height="5.5cm" svg:x="8cm" svg:y="9cm">
          <text:p/>
          <draw:enhanced-geometry svg:viewBox="0 0 21600 21600" draw:type="rectangle" draw:enhanced-path="M 0 0 L 21600 0 21600 21600 0 21600 0 0 Z N"/>
        </draw:custom-shape>
        <draw:measure draw:style-name="gr13" draw:text-style-name="P5" draw:layer="measurelines" svg:x1="19.2cm" svg:y1="20.6cm" svg:x2="2.1cm" svg:y2="20.6cm">
          <text:p text:style-name="P5"><text:span text:style-name="T1">L</text:span></text:p>
        </draw:measure>
        <draw:measure draw:style-name="gr14" draw:text-style-name="P5" draw:layer="measurelines" svg:x1="1.8cm" svg:y1="19cm" svg:x2="1.8cm" svg:y2="17.001cm">
          <text:p text:style-name="P5"><text:span text:style-name="T1">W</text:span></text:p>
        </draw:measure>
        <draw:frame draw:style-name="gr15" draw:text-style-name="P6" draw:layer="layout" svg:width="0.7cm" svg:height="0.962cm" svg:x="10.2cm" svg:y="11.138cm">
          <draw:text-box>
            <text:p><text:span text:style-name="T2">1</text:span></text:p>
          </draw:text-box>
        </draw:frame>
        <draw:frame draw:style-name="gr15" draw:text-style-name="P6" draw:layer="layout" svg:width="0.8cm" svg:height="0.962cm" svg:x="7.1cm" svg:y="5.438cm">
          <draw:text-box>
            <text:p><text:span text:style-name="T2">2</text:span></text:p>
          </draw:text-box>
        </draw:frame>
        <draw:frame draw:style-name="gr15" draw:text-style-name="P6" draw:layer="layout" svg:width="0.8cm" svg:height="0.962cm" svg:x="0.6cm" svg:y="9.438cm">
          <draw:text-box>
            <text:p><text:span text:style-name="T2">3</text:span></text:p>
          </draw:text-box>
        </draw:frame>
        <draw:frame draw:style-name="gr16" draw:text-style-name="P6" draw:layer="layout" svg:width="1.2cm" svg:height="1cm" svg:x="3.3cm" svg:y="9.7cm">
          <draw:text-box>
            <text:p><text:span text:style-name="T2">4</text:span></text:p>
          </draw:text-box>
        </draw:frame>
        <draw:frame draw:style-name="gr17" draw:text-style-name="P6" draw:layer="layout" svg:width="1cm" svg:height="1.3cm" svg:x="6.9cm" svg:y="11.7cm">
          <draw:text-box>
            <text:p><text:span text:style-name="T2">5</text:span></text:p>
          </draw:text-box>
        </draw:frame>
        <draw:frame draw:style-name="gr15" draw:text-style-name="P6" draw:layer="layout" svg:width="0.8cm" svg:height="0.962cm" svg:x="7.7cm" svg:y="15.538cm">
          <draw:text-box>
            <text:p><text:span text:style-name="T2">6</text:span></text:p>
          </draw:text-box>
        </draw:frame>
        <draw:frame draw:style-name="gr15" draw:text-style-name="P6" draw:layer="layout" svg:width="0.8cm" svg:height="0.962cm" svg:x="3.5cm" svg:y="5.5cm">
          <draw:text-box>
            <text:p><text:span text:style-name="T2">7</text:span></text:p>
          </draw:text-box>
        </draw:frame>
        <draw:line draw:style-name="gr18" draw:text-style-name="P7" draw:layer="layout" svg:x1="7.2cm" svg:y1="6.2cm" svg:x2="6.9cm" svg:y2="6.9cm">
          <text:p/>
        </draw:line>
        <draw:line draw:style-name="gr18" draw:text-style-name="P7" draw:layer="layout" svg:x1="1.3cm" svg:y1="8.6cm" svg:x2="1cm" svg:y2="9.4cm">
          <text:p/>
        </draw:line>
        <draw:line draw:style-name="gr18" draw:text-style-name="P7" draw:layer="layout" svg:x1="4.3cm" svg:y1="8.9cm" svg:x2="3.9cm" svg:y2="9.7cm">
          <text:p/>
        </draw:line>
        <draw:line draw:style-name="gr18" draw:text-style-name="P7" draw:layer="layout" svg:x1="7.6cm" svg:y1="12cm" svg:x2="8.2cm" svg:y2="11.4cm">
          <text:p/>
        </draw:line>
        <draw:line draw:style-name="gr18" draw:text-style-name="P7" draw:layer="layout" svg:x1="8.4cm" svg:y1="15.8cm" svg:x2="8.9cm" svg:y2="15.2cm">
          <text:p/>
        </draw:line>
        <draw:line draw:style-name="gr18" draw:text-style-name="P7" draw:layer="layout" svg:x1="4.6cm" svg:y1="7.9cm" svg:x2="4.1cm" svg:y2="6.2cm">
          <text:p/>
        </draw:line>
        <draw:frame draw:style-name="gr15" draw:text-style-name="P6" draw:layer="layout" svg:width="0.8cm" svg:height="0.962cm" svg:x="5.8cm" svg:y="17.538cm">
          <draw:text-box>
            <text:p><text:span text:style-name="T2">8</text:span></text:p>
          </draw:text-box>
        </draw:frame>
        <draw:measure draw:style-name="gr13" draw:text-style-name="P5" draw:layer="measurelines" svg:x1="19.2cm" svg:y1="19.2cm" svg:x2="12.1cm" svg:y2="19.2cm">
          <text:p text:style-name="P5"><text:span text:style-name="T1">ld</text:span></text:p>
        </draw:measure>
        <draw:measure draw:style-name="gr19" draw:text-style-name="P5" draw:layer="measurelines" svg:x1="11.4cm" svg:y1="19.2cm" svg:x2="9.701cm" svg:y2="19.2cm">
          <text:p text:style-name="P5"><text:span text:style-name="T1">lg</text:span></text:p>
        </draw:measure>
        <draw:frame draw:style-name="gr20" draw:text-style-name="P7" draw:layer="layout" svg:width="0.502cm" svg:height="1.187cm" svg:x="9.406cm" svg:y="19.216cm">
          <draw:text-box>
            <text:p/>
          </draw:text-box>
        </draw:frame>
        <draw:measure draw:style-name="gr13" draw:text-style-name="P5" draw:layer="measurelines" svg:x1="9.698cm" svg:y1="19.2cm" svg:x2="8.999cm" svg:y2="19.2cm">
          <text:p text:style-name="P5"><text:span text:style-name="T1">G</text:span></text:p>
        </draw:measure>
        <draw:measure draw:style-name="gr13" draw:text-style-name="P5" draw:layer="layout" svg:x1="12.1cm" svg:y1="19.2cm" svg:x2="11.401cm" svg:y2="19.2cm">
          <text:p text:style-name="P5"><text:span text:style-name="T1">G</text:span></text:p>
        </draw:measure>
        <draw:measure draw:style-name="gr13" draw:text-style-name="P5" draw:layer="measurelines" svg:x1="4.7cm" svg:y1="18.975cm" svg:x2="4.7cm" svg:y2="18.3cm">
          <text:p text:style-name="P5"><text:span text:style-name="T1">H</text:span></text:p>
        </draw:measure>
        <draw:measure draw:style-name="gr13" draw:text-style-name="P5" draw:layer="measurelines" svg:x1="11.001cm" svg:y1="16.8cm" svg:x2="11.4cm" svg:y2="16.8cm">
          <text:p text:style-name="P5"><text:span text:style-name="T1">i</text:span></text:p>
        </draw:measure>
        <draw:measure draw:style-name="gr13" draw:text-style-name="P5" draw:layer="layout" svg:x1="9.701cm" svg:y1="16.8cm" svg:x2="10.1cm" svg:y2="16.8cm">
          <text:p text:style-name="P5"><text:span text:style-name="T1">i</text:span></text:p>
        </draw:measure>
        <draw:frame draw:style-name="gr21" draw:text-style-name="P8" draw:layer="layout" svg:width="5.2cm" svg:height="1.2cm" svg:x="13.7cm" svg:y="12.1cm">
          <draw:text-box>
            <text:p>Bras <text:span text:style-name="T2">i</text:span> : <text:span text:style-name="T1">l</text:span><text:span text:style-name="T3">i</text:span> x <text:span text:style-name="T1">w</text:span><text:span text:style-name="T3">i</text:span></text:p>
          </draw:text-box>
        </draw:frame>
      </draw:page>
      <draw:page draw:name="page2" draw:style-name="dp1" draw:master-page-name="Standard">
        <draw:custom-shape draw:style-name="gr3" draw:text-style-name="P3" draw:layer="layout" svg:width="7cm" svg:height="2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2cm" svg:x="9.3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cm" svg:height="2cm" svg:x="11.7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cm" svg:height="10.3cm" svg:x="9.7cm" svg:y="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cm" svg:height="9.4cm" svg:x="8.3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3cm" svg:height="5.5cm" svg:x="7.6cm" svg:y="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8cm" svg:height="0.5cm" svg:x="1.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9cm" svg:height="0.4cm" svg:x="0.8cm" svg:y="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8cm" svg:height="0.4cm" svg:x="1.1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cm" svg:height="1.9cm" svg:x="0.8cm" svg:y="1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cm" svg:height="0.6cm" svg:x="4.3cm" svg:y="3.8cm">
          <text:p/>
          <draw:enhanced-geometry svg:viewBox="0 0 21600 21600" draw:type="rectangle" draw:enhanced-path="M 0 0 L 21600 0 21600 21600 0 21600 0 0 Z N"/>
        </draw:custom-shape>
        <draw:measure draw:style-name="gr13" draw:text-style-name="P5" draw:layer="layout" svg:x1="1.574cm" svg:y1="2.264cm" svg:x2="18.774cm" svg:y2="2.264cm">
          <text:p text:style-name="P5"><text:span text:style-name="T1">L</text:span></text:p>
        </draw:measure>
        <draw:measure draw:style-name="gr22" draw:text-style-name="P5" draw:layer="layout" svg:x1="11.7cm" svg:y1="3cm" svg:x2="18.8cm" svg:y2="3cm">
          <text:p text:style-name="P5">lp</text:p>
        </draw:measure>
        <draw:measure draw:style-name="gr14" draw:text-style-name="P5" draw:layer="layout" svg:x1="1.4cm" svg:y1="5.1cm" svg:x2="1.4cm" svg:y2="3.101cm">
          <text:p text:style-name="P5"><text:span text:style-name="T1">W</text:span></text:p>
        </draw:measure>
        <draw:measure draw:style-name="gr13" draw:text-style-name="P5" draw:layer="layout" svg:x1="4.6cm" svg:y1="3.8cm" svg:x2="4.6cm" svg:y2="3.125cm">
          <text:p text:style-name="P5"><text:span text:style-name="T1">S</text:span></text:p>
        </draw:measure>
        <draw:measure draw:style-name="gr22" draw:text-style-name="P5" draw:layer="layout" svg:x1="11.1cm" svg:y1="3cm" svg:x2="11.7cm" svg:y2="3cm">
          <text:p text:style-name="P5"><text:span text:style-name="T1">Q</text:span></text:p>
        </draw:measure>
        <draw:measure draw:style-name="gr22" draw:text-style-name="P5" draw:layer="layout" svg:x1="8.7cm" svg:y1="3cm" svg:x2="9.3cm" svg:y2="3cm">
          <text:p text:style-name="P5"><text:span text:style-name="T1">Q</text:span></text:p>
        </draw:measure>
        <draw:measure draw:style-name="gr23" draw:text-style-name="P5" draw:layer="layout" svg:x1="9.3cm" svg:y1="3cm" svg:x2="11.1cm" svg:y2="3cm">
          <text:p text:style-name="P5"><text:span text:style-name="T1">lq</text:span></text:p>
        </draw:measure>
        <draw:measure draw:style-name="gr22" draw:text-style-name="P5" draw:layer="layout" svg:x1="9.7cm" svg:y1="5.2cm" svg:x2="9.295cm" svg:y2="5.2cm">
          <text:p text:style-name="P5">j</text:p>
        </draw:measure>
        <draw:measure draw:style-name="gr22" draw:text-style-name="P5" draw:layer="layout" svg:x1="11.006cm" svg:y1="5.18cm" svg:x2="10.601cm" svg:y2="5.18cm">
          <text:p text:style-name="P5">j</text:p>
        </draw:measure>
        <draw:frame draw:style-name="gr21" draw:text-style-name="P8" draw:layer="layout" svg:width="5.2cm" svg:height="1.2cm" svg:x="14.1cm" svg:y="10.5cm">
          <draw:text-box>
            <text:p>Bras <text:span text:style-name="T2">i</text:span> : <text:span text:style-name="T1">l</text:span><text:span text:style-name="T3">i</text:span> x <text:span text:style-name="T1">w</text:span><text:span text:style-name="T3">i</text:span></text:p>
          </draw:text-box>
        </draw:frame>
        <draw:frame draw:style-name="gr15" draw:text-style-name="P6" draw:layer="layout" svg:width="0.8cm" svg:height="0.962cm" svg:x="6.4cm" svg:y="3.638cm">
          <draw:text-box>
            <text:p><text:span text:style-name="T2">9</text:span></text:p>
          </draw:text-box>
        </draw:frame>
        <draw:frame draw:style-name="gr24" draw:text-style-name="P6" draw:layer="layout" svg:width="1.8cm" svg:height="0.962cm" svg:x="9.5cm" svg:y="9.038cm">
          <draw:text-box>
            <text:p><text:span text:style-name="T2">10</text:span></text:p>
          </draw:text-box>
        </draw:frame>
        <draw:frame draw:style-name="gr25" draw:text-style-name="P6" draw:layer="layout" svg:width="1.8cm" svg:height="0.962cm" svg:x="6.3cm" svg:y="15.6cm">
          <draw:text-box>
            <text:p><text:span text:style-name="T2">11</text:span></text:p>
          </draw:text-box>
        </draw:frame>
        <draw:frame draw:style-name="gr15" draw:text-style-name="P6" draw:layer="layout" svg:width="1.4cm" svg:height="0.962cm" svg:x="0.2cm" svg:y="11.4cm">
          <draw:text-box>
            <text:p><text:span text:style-name="T2">12</text:span></text:p>
          </draw:text-box>
        </draw:frame>
        <draw:frame draw:style-name="gr16" draw:text-style-name="P6" draw:layer="layout" svg:width="1.4cm" svg:height="1cm" svg:x="4.4cm" svg:y="11.6cm">
          <draw:text-box>
            <text:p><text:span text:style-name="T2">13</text:span></text:p>
          </draw:text-box>
        </draw:frame>
        <draw:frame draw:style-name="gr26" draw:text-style-name="P6" draw:layer="layout" svg:width="1.5cm" svg:height="0.962cm" svg:x="6.1cm" svg:y="9.7cm">
          <draw:text-box>
            <text:p><text:span text:style-name="T2">14</text:span></text:p>
          </draw:text-box>
        </draw:frame>
        <draw:frame draw:style-name="gr26" draw:text-style-name="P6" draw:layer="layout" svg:width="1.5cm" svg:height="0.962cm" svg:x="6.9cm" svg:y="5.738cm">
          <draw:text-box>
            <text:p><text:span text:style-name="T2">15</text:span></text:p>
          </draw:text-box>
        </draw:frame>
        <draw:frame draw:style-name="gr26" draw:text-style-name="P6" draw:layer="layout" svg:width="1.5cm" svg:height="0.962cm" svg:x="2.8cm" svg:y="15.738cm">
          <draw:text-box>
            <text:p><text:span text:style-name="T2">16</text:span></text:p>
          </draw:text-box>
        </draw:frame>
        <draw:line draw:style-name="gr18" draw:text-style-name="P7" draw:layer="layout" svg:x1="3.8cm" svg:y1="15.8cm" svg:x2="4.6cm" svg:y2="14.2cm">
          <text:p/>
        </draw:line>
        <draw:line draw:style-name="gr18" draw:text-style-name="P7" draw:layer="layout" svg:x1="6.5cm" svg:y1="16.1cm" svg:x2="6.3cm" svg:y2="15.2cm">
          <text:p/>
        </draw:line>
        <draw:line draw:style-name="gr18" draw:text-style-name="P7" draw:layer="layout" svg:x1="0.7cm" svg:y1="12.3cm" svg:x2="1cm" svg:y2="13.3cm">
          <text:p/>
        </draw:line>
        <draw:line draw:style-name="gr18" draw:text-style-name="P7" draw:layer="layout" svg:x1="5cm" svg:y1="12.5cm" svg:x2="4.2cm" svg:y2="13.3cm">
          <text:p/>
        </draw:line>
        <draw:line draw:style-name="gr18" draw:text-style-name="P7" draw:layer="layout" svg:x1="6.7cm" svg:y1="10.5cm" svg:x2="7.7cm" svg:y2="11.5cm">
          <text:p/>
        </draw:line>
        <draw:line draw:style-name="gr18" draw:text-style-name="P7" draw:layer="layout" svg:x1="7.6cm" svg:y1="6.6cm" svg:x2="8.5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3" svg:stroke-color="#000000" draw:marker-start-width="0.2cm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4T21:04:48.550000000</meta:creation-date>
    <dc:date>2020-10-16T09:40:15.280000000</dc:date>
    <meta:editing-duration>PT22M24S</meta:editing-duration>
    <meta:editing-cycles>4</meta:editing-cycles>
    <meta:generator>LibreOffice/5.4.7.2$Windows_X86_64 LibreOffice_project/c838ef25c16710f8838b1faec480ebba495259d0</meta:generator>
    <meta:document-statistic meta:object-count="72"/>
  </office:meta>
</office:document-meta>
</file>